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4.6299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4.2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10pt" fo:language="none" fo:country="none" style:font-name-asian="DejaVu Sans" style:font-size-asian="10pt" style:language-asian="none" style:country-asian="none" style:font-name-complex="Sarabun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標題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12" calcext:value-type="date">
            <text:p>01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使用3d套件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事件機制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dom和windows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動態劃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放入3d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學習使用npm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1-17" calcext:value-type="date">
            <text:p>01/17/22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loading animate and move by key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讀3d攝影的paper</text:p>
          </table:table-cell>
          <table:table-cell office:value-type="string" calcext:value-type="string">
            <text:p>放棄</text:p>
          </table:table-cell>
          <table:table-cell office:value-type="string" calcext:value-type="string">
            <text:p>不一樣的技術內容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製作一個簡單的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製作一個簡單的動畫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fbx的版本控制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文本模式打開文件，就可以看到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尋找大陸可用的地球api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mapbox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高德地圖試用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百度地圖試用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1-19" calcext:value-type="date">
            <text:p>01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Cesium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20" calcext:value-type="date">
            <text:p>01/2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使用實際的gpx數據</text:p>
          </table:table-cell>
          <table:table-cell office:value-type="string" calcext:value-type="string">
            <text:p>把gpx數據製作成js的字典陣列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代碼結構化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21" calcext:value-type="date">
            <text:p>01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路徑演示</text:p>
          </table:table-cell>
          <table:table-cell office:value-type="string" calcext:value-type="string">
            <text:p>把數據放入進行演示，加入虛擬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200個點，加入虛擬點後變成10000個左右，但是超過1300個會卡住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 model作成動畫</text:p>
          </table:table-cell>
          <table:table-cell/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k Map 3 秒鐘</text:p>
          </table:table-cell>
          <table:table-cell office:value-type="string" calcext:value-type="string">
            <text:p>讓使用者等待 3 秒，讓地圖 Load 進來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群飛</text:p>
          </table:table-cell>
          <table:table-cell office:value-type="string" calcext:value-type="string">
            <text:p>例如一次放 3 條軌跡，讓 camera 鎖定其中一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研究如何調整各種參數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超過1300個點的處理方式</text:p>
          </table:table-cell>
          <table:table-cell office:value-type="string" calcext:value-type="string">
            <text:p>不需要模擬點，反而是減少點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繼續查看可用的案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嘗試</text:p>
          </table:table-cell>
          <table:table-cell office:value-type="string" calcext:value-type="string">
            <text:p>時刻表，使用gpx數據中的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不使用 iso的api，使用其他的api試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使用Cesium.GregorianDate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年數有bug：資料長度是6，前面有“要被去掉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entity可以做的所有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學習camera的所有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放入一個3d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camera的路徑</text:p>
          </table:table-cell>
          <table:table-cell office:value-type="string" calcext:value-type="string">
            <text:p>根據gpx中的路徑，製作camera的路徑</text:p>
          </table:table-cell>
          <table:table-cell office:value-type="string" calcext:value-type="string">
            <text:p>取消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2-07" calcext:value-type="date">
            <text:p>02/0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深入學習camera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深入理解entity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08" calcext:value-type="date">
            <text:p>02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使用滾輪事件拉遠鏡頭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優化</text:p>
          </table:table-cell>
          <table:table-cell office:value-type="string" calcext:value-type="string">
            <text:p>載入完成再開始播放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原理講義案</text:p>
          </table:table-cell>
          <table:table-cell office:value-type="string" calcext:value-type="string">
            <text:p>構思和設計，畫圖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標地名</text:p>
          </table:table-cell>
          <table:table-cell office:value-type="string" calcext:value-type="string">
            <text:p>學習如何根據gpx數據直接標地名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多軌跡同時播放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10" calcext:value-type="date">
            <text:p>02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研究綠色航運</text:p>
          </table:table-cell>
          <table:table-cell office:value-type="string" calcext:value-type="string">
            <text:p>技術面可以切入的地方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研究低碳戰略</text:p>
          </table:table-cell>
          <table:table-cell office:value-type="string" calcext:value-type="string">
            <text:p>同上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研究kubernetes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2-02-14" calcext:value-type="date">
            <text:p>02/1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把web程式放入網站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使用雲服務器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2-15" calcext:value-type="date">
            <text:p>02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雲服務學習</text:p>
          </table:table-cell>
          <table:table-cell office:value-type="string" calcext:value-type="string">
            <text:p>雲服務器不關機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 code</text:p>
          </table:table-cell>
          <table:table-cell office:value-type="string" calcext:value-type="string">
            <text:p>https的通訊方案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d web 優化思考</text:p>
          </table:table-cell>
          <table:table-cell office:value-type="string" calcext:value-type="string">
            <text:p>sublines也能同時載入：改成不是分線載入和是大家都先載入前面的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Django</text:p>
          </table:table-cell>
          <table:table-cell office:value-type="string" calcext:value-type="string">
            <text:p>做一個https的服務器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接案子</text:p>
          </table:table-cell>
          <table:table-cell office:value-type="string" calcext:value-type="string">
            <text:p>全家ftp功能，報價單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學習AI技術</text:p>
          </table:table-cell>
          <table:table-cell office:value-type="string" calcext:value-type="string">
            <text:p>影像識別技術：現有的相機能讀到的參數有哪些，這些參數可以做什麼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22-02-16" calcext:value-type="date">
            <text:p>02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項目進度報告的demo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3</text:p>
          </table:table-cell>
          <table:table-cell office:value-type="string" calcext:value-type="string">
            <text:p>因為必須要按照路徑進行加載，所以需要是連續的；</text:p>
          </table:table-cell>
          <table:table-cell office:value-type="string" calcext:value-type="string">
            <text:p>取消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標地名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2-02-17" calcext:value-type="date">
            <text:p>02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報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ading 畫面</text:p>
          </table:table-cell>
          <table:table-cell table:style-name="ce5" office:value-type="string" calcext:value-type="string">
            <text:p>載入隱藏：用回放的方式，來讓加載的過程被隱藏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加入count dow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sium學習：圖層研究</text:p>
          </table:table-cell>
          <table:table-cell table:style-name="ce5" office:value-type="string" calcext:value-type="string">
            <text:p>圖層：模糊綠，灰色（又不會覆蓋，即使調回也是局部），清楚的綠色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和海拔有關係，調高海拔就不會遇到灰色圖層了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2-02-21" calcext:value-type="date">
            <text:p>02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學習</text:p>
          </table:table-cell>
          <table:table-cell office:value-type="string" calcext:value-type="string">
            <text:p>本地圖書館的案例：books pa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22" calcext:value-type="date">
            <text:p>02/2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同上</text:p>
          </table:table-cell>
          <table:table-cell office:value-type="string" calcext:value-type="string">
            <text:p>Book-detail pa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23" calcext:value-type="date">
            <text:p>02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ium學習：圖層研究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多個鴿子模型</text:p>
          </table:table-cell>
          <table:table-cell office:value-type="string" calcext:value-type="string">
            <text:p>多個模型，並測試最大可幾個模型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製作demo</text:p>
          </table:table-cell>
          <table:table-cell office:value-type="string" calcext:value-type="string">
            <text:p>把gpx數據和城市數據作成固定的陣列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視角調整</text:p>
          </table:table-cell>
          <table:table-cell office:value-type="string" calcext:value-type="string">
            <text:p>依據relive進行視角調整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軌跡bug</text:p>
          </table:table-cell>
          <table:table-cell office:value-type="string" calcext:value-type="string">
            <text:p>最後沒有路徑了，or，線路數量不夠</text:p>
          </table:table-cell>
          <table:table-cell/>
          <table:table-cell office:value-type="string" calcext:value-type="string">
            <text:p>並不是沒有路徑了，而是視角問題；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多個路徑顏色</text:p>
          </table:table-cell>
          <table:table-cell office:value-type="string" calcext:value-type="string">
            <text:p>不同路徑不同顏色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24" calcext:value-type="date">
            <text:p>02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3</text:p>
          </table:table-cell>
          <table:table-cell office:value-type="string" calcext:value-type="string">
            <text:p>gpx數據完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6</text:p>
          </table:table-cell>
          <table:table-cell office:value-type="string" calcext:value-type="string">
            <text:p>Cesium.PathGraphics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昨天的2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39:18.606832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3:12:08.235450417</meta:creation-date>
    <meta:generator>LibreOffice/6.4.7.2$Linux_X86_64 LibreOffice_project/40$Build-2</meta:generator>
    <dc:date>2022-03-01T09:57:57.057673815</dc:date>
    <meta:editing-duration>P27DT1H33M25S</meta:editing-duration>
    <meta:editing-cycles>42</meta:editing-cycles>
    <meta:document-statistic meta:table-count="1" meta:cell-count="261" meta:object-count="0"/>
  </office:meta>
</office:document-meta>
</file>